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76a8" officeooo:paragraph-rsid="001076a8"/>
    </style:style>
    <style:style style:name="P2" style:family="paragraph" style:parent-style-name="Standard">
      <style:text-properties officeooo:rsid="001076a8" officeooo:paragraph-rsid="0012bfb2"/>
    </style:style>
    <style:style style:name="P3" style:family="paragraph" style:parent-style-name="Standard">
      <style:text-properties officeooo:rsid="00108513" officeooo:paragraph-rsid="00108513"/>
    </style:style>
    <style:style style:name="P4" style:family="paragraph" style:parent-style-name="Standard">
      <style:text-properties officeooo:rsid="00112f65" officeooo:paragraph-rsid="00112f65"/>
    </style:style>
    <style:style style:name="P5" style:family="paragraph" style:parent-style-name="Standard">
      <style:text-properties officeooo:rsid="0013ed50" officeooo:paragraph-rsid="0013ed50"/>
    </style:style>
    <style:style style:name="P6" style:family="paragraph" style:parent-style-name="Standard">
      <style:text-properties officeooo:rsid="001076a8" officeooo:paragraph-rsid="00108513"/>
    </style:style>
    <style:style style:name="P7" style:family="paragraph" style:parent-style-name="Standard">
      <style:text-properties officeooo:rsid="001076a8" officeooo:paragraph-rsid="001076a8"/>
    </style:style>
    <style:style style:name="P8" style:family="paragraph" style:parent-style-name="Standard">
      <style:text-properties officeooo:rsid="001076a8" officeooo:paragraph-rsid="0018cf4b"/>
    </style:style>
    <style:style style:name="P9" style:family="paragraph" style:parent-style-name="Standard">
      <style:text-properties officeooo:rsid="00108513" officeooo:paragraph-rsid="00108513"/>
    </style:style>
    <style:style style:name="P10" style:family="paragraph" style:parent-style-name="Standard">
      <style:text-properties officeooo:rsid="0018cf4b" officeooo:paragraph-rsid="0018cf4b"/>
    </style:style>
    <style:style style:name="P11" style:family="paragraph" style:parent-style-name="Standard">
      <style:text-properties officeooo:rsid="0013ed50" officeooo:paragraph-rsid="0018cf4b"/>
    </style:style>
    <style:style style:name="T1" style:family="text">
      <style:text-properties officeooo:rsid="001076a8"/>
    </style:style>
    <style:style style:name="T2" style:family="text">
      <style:text-properties officeooo:rsid="00112f65"/>
    </style:style>
    <style:style style:name="T3" style:family="text">
      <style:text-properties officeooo:rsid="0013ed50"/>
    </style:style>
    <style:style style:name="T4" style:family="text">
      <style:text-properties officeooo:rsid="001780bd"/>
    </style:style>
    <style:style style:name="T5" style:family="text">
      <style:text-properties officeooo:rsid="0018cf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">From serializer import Serializer</text:p>
      <text:p text:style-name="P11">Import time</text:p>
      <text:p text:style-name="P11"><text:span text:style-name="T5">Class facerec :</text:span></text:p>
      <text:p text:style-name="P1"/>
      <text:p text:style-name="P1"/>
      <text:p text:style-name="P1"><text:tab/>__init__<text:span text:style-name="T5">(self):</text:span></text:p>
      <text:p text:style-name="P1"><text:tab/><text:tab/><text:span text:style-name="T5">pass</text:span></text:p>
      <text:p text:style-name="P1"><text:tab/></text:p>
      <text:p text:style-name="P1"/>
      <text:p text:style-name="P1"><text:tab/><text:span text:style-name="T3">main_facerec(self)</text:span></text:p>
      <text:p text:style-name="P5"><text:tab/>#waits for someone to appear, takes a picture, saves the picture, calls authentication with <text:tab/>picture name (timestamp) as parameter</text:p>
      <text:p text:style-name="P1"/>
      <text:p text:style-name="P1"><text:tab/>handle_auth<text:span text:style-name="T3">(self, picture-name)</text:span></text:p>
      <text:p text:style-name="P1"><text:tab/><text:span text:style-name="T5"># compares picture to known pictures of users</text:span></text:p>
      <text:p text:style-name="P8"><text:tab/><text:span text:style-name="T5">user = serializer.deserialize(picture-name)</text:span></text:p>
      <text:p text:style-name="P5"><text:tab/>call 2fa to confirm auth</text:p>
      <text:p text:style-name="P1"><text:tab/><text:span text:style-name="T3">returns result: user or None</text:span></text:p>
      <text:p text:style-name="P1"/>
      <text:p text:style-name="P1"><text:tab/>post_auth</text:p>
      <text:p text:style-name="P1"><text:tab/><text:span text:style-name="T5">#greets user</text:span></text:p>
      <text:p text:style-name="P1"><text:tab/><text:span text:style-name="T5">#calls IoT depending on authorization</text:span></text:p>
      <text:p text:style-name="P1"/>
      <text:p text:style-name="P3"><text:span text:style-name="T5">Class</text:span> <text:span text:style-name="T5">u</text:span>ser:</text:p>
      <text:p text:style-name="P3">import <text:span text:style-name="T2">serializer</text:span></text:p>
      <text:p text:style-name="P3"><text:tab/>__init__:</text:p>
      <text:p text:style-name="P3"><text:tab/><text:tab/>self.__name <text:span text:style-name="T4">= </text:span></text:p>
      <text:p text:style-name="P3"><text:tab/><text:tab/>self.__image <text:span text:style-name="T2">#absolute path</text:span></text:p>
      <text:p text:style-name="P3"><text:tab/><text:tab/>self.__email</text:p>
      <text:p text:style-name="P3"/>
      <text:p text:style-name="P3"><text:tab/><text:span text:style-name="T4">@property</text:span></text:p>
      <text:p text:style-name="P3"><text:tab/><text:span text:style-name="T4">def name(self)</text:span></text:p>
      <text:p text:style-name="P3"><text:tab/><text:span text:style-name="T4">return self.__name</text:span></text:p>
      <text:p text:style-name="P3"><text:tab/></text:p>
      <text:p text:style-name="P3"><text:tab/><text:span text:style-name="T5">def create_user(self):</text:span></text:p>
      <text:p text:style-name="P3"><text:tab/><text:tab/><text:span text:style-name="T5"># selialize the user</text:span></text:p>
      <text:p text:style-name="P3"><text:tab/></text:p>
      <text:p text:style-name="P3"><text:tab/><text:tab/></text:p>
      <text:p text:style-name="P6"><text:span text:style-name="T5">Class</text:span> 2fa:</text:p>
      <text:p text:style-name="P1"/>
      <text:p text:style-name="P2"><text:tab/><text:span text:style-name="T5">def send_email(self)</text:span></text:p>
      <text:p text:style-name="P2"/>
      <text:p text:style-name="P1"/>
      <text:p text:style-name="P1"><text:span text:style-name="T5">Class</text:span> IoT:</text:p>
      <text:p text:style-name="P1"><text:tab/>pass</text:p>
      <text:p text:style-name="P1"/>
      <text:p text:style-name="P1"/>
      <text:p text:style-name="P4"><text:span text:style-name="T5">Class</text:span> serializer:</text:p>
      <text:p text:style-name="P4"><text:tab/>#from Tuukk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05:34:50.186233609</meta:creation-date>
    <dc:date>2019-10-25T08:08:05.611574871</dc:date>
    <meta:editing-duration>PT17M22S</meta:editing-duration>
    <meta:editing-cycles>2</meta:editing-cycles>
    <meta:generator>LibreOffice/5.2.7.2$Linux_ARM_EABI LibreOffice_project/20m0$Build-2</meta:generator>
    <meta:document-statistic meta:table-count="0" meta:image-count="0" meta:object-count="0" meta:page-count="1" meta:paragraph-count="36" meta:word-count="95" meta:character-count="735" meta:non-whitespace-character-count="636"/>
  </office:meta>
</office:document-meta>
</file>